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bliography</text:p>
      <text:p text:style-name="Standard"/>
      <text:p text:style-name="Standard">Ontario</text:p>
      <text:p text:style-name="Standard"/>
      <text:p text:style-name="Standard">MacMillan, Margaret. <text:span text:style-name="T1">Paris 1919: Six months that changed the world</text:span><text:span text:style-name="T2">. New York: Random House Inc, 2003. </text:span></text:p>
      <text:p text:style-name="Standard"/>
      <text:p text:style-name="Standard">Popper, Karl. <text:span text:style-name="T1">The Poverty of Historicism</text:span><text:span text:style-name="T2">. New York: Routledge, 2005.</text:span></text:p>
      <text:p text:style-name="P2"/>
      <text:p text:style-name="P1">Post War</text:p>
      <text:p text:style-name="P2"/>
      <text:p text:style-name="P1"/>
      <text:p text:style-name="P1"/>
      <text:p text:style-name="P1"/>
      <text:p text:style-name="P1"/>
      <text:p text:style-name="P2">Brussels</text:p>
      <text:p text:style-name="P2"/>
      <text:p text:style-name="P2">Belien, Paul. <text:span text:style-name="T1">A Throne in Brussels</text:span>. Imprint Academic: Charlottesville, 2005.</text:p>
      <text:p text:style-name="P2"/>
      <text:p text:style-name="P2">Boxer, C.R. <text:span text:style-name="T1">Jan Compagnie in War and Peace 1602-1799</text:span>. Hong Kong: Heinemann Educational Books (Asia) Ltd., 1979.</text:p>
      <text:p text:style-name="P2"/>
      <text:p text:style-name="P2">Cawston, George and A.H. Keane. <text:span text:style-name="T1">The Early Chartered Companies</text:span>. New York: Burt Franklin, 1896. </text:p>
      <text:p text:style-name="P2"/>
      <text:p text:style-name="P2">London 1896, New York 1968</text:p>
      <text:p text:style-name="P2"/>
      <text:p text:style-name="P2">van Goor, Jurrien. <text:span text:style-name="T1">Prelude to Colonialism: The Dutch in Asia</text:span>. Hilversum: Uitgeverij Verloren, 2004/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Chris Neufeld</meta:initial-creator>
    <meta:creation-date>2009-08-07T18:54:13</meta:creation-date>
    <dc:date>2009-08-16T17:21:14</dc:date>
    <meta:editing-cycles>5</meta:editing-cycles>
    <meta:editing-duration>PT15H38M40S</meta:editing-duration>
    <meta:document-statistic meta:table-count="0" meta:image-count="0" meta:object-count="0" meta:page-count="1" meta:paragraph-count="11" meta:word-count="91" meta:character-count="612"/>
    <meta:user-defined meta:name="Info 1"/>
    <meta:user-defined meta:name="Info 2"/>
    <meta:user-defined meta:name="Info 3"/>
    <meta:user-defined meta:name="Info 4"/>
  </office:meta>
</office:document-meta>
</file>